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El tamaño del header es:16 bytes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Paso 1</text:p>
          </table:table-cell>
          <table:table-cell office:value-type="string" calcext:value-type="string">
            <text:p>Se solicita 1024 bytes Se proporciona 65 headers ubicados en 0x55d43f53ac0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ea98090 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f537000 959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Aquí dibujar la lista de bloques libres y ocupados indicando el tamaño en headers</text:p>
          </table:table-cell>
          <table:covered-table-cell table:number-columns-repeated="7"/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Paso 2</text:p>
          </table:table-cell>
          <table:table-cell office:value-type="string" calcext:value-type="string">
            <text:p>Se solicita 2048 bytes Se proporciona 129 headers ubicados en 0x55d43f53a3f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ea98090 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f537000 830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Aquí dibujar la lista de bloques libres y ocupados indicando el tamaño en headers</text:p>
          </table:table-cell>
          <table:covered-table-cell table:number-columns-repeated="7"/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Paso 3</text:p>
          </table:table-cell>
          <table:table-cell office:value-type="string" calcext:value-type="string">
            <text:p>Se solicita 4096 bytes Se proporciona 257 headers ubicados en 0x55d43f5393e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ea98090 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f537000 573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Aquí dibujar la lista de bloques libres y ocupados indicando el tamaño en headers</text:p>
          </table:table-cell>
          <table:covered-table-cell table:number-columns-repeated="7"/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Paso 4</text:p>
          </table:table-cell>
          <table:table-cell office:value-type="string" calcext:value-type="string">
            <text:p>Se solicita 8192 bytes Se proporciona 513 headers ubicados en 0x55d43f5373d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ea98090 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f537000 60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Aquí dibujar la lista de bloques libres y ocupados indicando el tamaño en headers</text:p>
          </table:table-cell>
          <table:covered-table-cell table:number-columns-repeated="7"/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Paso 5</text:p>
          </table:table-cell>
          <table:table-cell office:value-type="string" calcext:value-type="string">
            <text:p>Se solicita 16384 bytes Se proporciona 1025 headers ubicados en 0x55d43f53b01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f537000 6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ea98090 0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Aquí dibujar la lista de bloques libres y ocupados indicando el tamaño en headers</text:p>
          </table:table-cell>
          <table:covered-table-cell table:number-columns-repeated="7"/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Paso 6</text:p>
          </table:table-cell>
          <table:table-cell office:value-type="string" calcext:value-type="string">
            <text:p>Se solicita 32768 bytes Se proporciona 2049 headers ubicados en 0x55d43f53f02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f537000 6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ea98090 0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Aquí dibujar la lista de bloques libres y ocupados indicando el tamaño en headers</text:p>
          </table:table-cell>
          <table:covered-table-cell table:number-columns-repeated="7"/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Paso 7</text:p>
          </table:table-cell>
          <table:table-cell office:value-type="string" calcext:value-type="string">
            <text:p>Se solicita 65536 bytes Se proporciona 4097 headers ubicados en 0x55d43f54703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f537000 6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ea98090 0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Aquí dibujar la lista de bloques libres y ocupados indicando el tamaño en headers</text:p>
          </table:table-cell>
          <table:covered-table-cell table:number-columns-repeated="7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untas_20_de_20_flecha_20_1" draw:display-name="Puntas de flecha 1" svg:viewBox="0 0 1131 754" svg:d="M566 0l-566 754 114-85 136-68 148-46 161-17 161 13 153 46 140 68 118 89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03:08:31.1881023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02:17:12.660827382</meta:creation-date>
    <dc:date>2022-06-17T03:14:09.149840781</dc:date>
    <meta:editing-duration>PT24M39S</meta:editing-duration>
    <meta:editing-cycles>7</meta:editing-cycles>
    <meta:generator>LibreOffice/7.0.4.2$Linux_X86_64 LibreOffice_project/00$Build-2</meta:generator>
    <meta:document-statistic meta:table-count="1" meta:cell-count="36" meta:object-count="0"/>
  </office:meta>
</office:document-meta>
</file>